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nl" fo:country="NL" officeooo:rsid="001dbacf" officeooo:paragraph-rsid="001dbacf"/>
    </style:style>
    <style:style style:name="P2" style:family="paragraph" style:parent-style-name="Standard">
      <style:paragraph-properties fo:text-align="center" style:justify-single-word="false"/>
      <style:text-properties fo:language="nl" fo:country="NL" officeooo:rsid="001dbacf" officeooo:paragraph-rsid="001dbacf"/>
    </style:style>
    <style:style style:name="P3" style:family="paragraph" style:parent-style-name="Standard">
      <style:paragraph-properties fo:text-align="start" style:justify-single-word="false"/>
      <style:text-properties fo:language="nl" fo:country="NL" officeooo:rsid="001e52e8" officeooo:paragraph-rsid="001e52e8"/>
    </style:style>
    <style:style style:name="P4" style:family="paragraph" style:parent-style-name="Standard">
      <style:paragraph-properties fo:text-align="start" style:justify-single-word="false"/>
      <style:text-properties fo:language="nl" fo:country="NL" officeooo:rsid="001e52e8" officeooo:paragraph-rsid="001f13e9"/>
    </style:style>
    <style:style style:name="P5" style:family="paragraph" style:parent-style-name="Standard">
      <style:paragraph-properties fo:text-align="center" style:justify-single-word="false"/>
      <style:text-properties fo:language="nl" fo:country="NL" officeooo:rsid="001f13e9" officeooo:paragraph-rsid="001f13e9"/>
    </style:style>
    <style:style style:name="T1" style:family="text">
      <style:text-properties officeooo:rsid="001ea36f"/>
    </style:style>
    <style:style style:name="T2" style:family="text">
      <style:text-properties fo:font-size="12pt" fo:language="en" fo:country="US" style:font-size-asian="12pt" style:font-size-complex="12pt"/>
    </style:style>
    <style:style style:name="T3" style:family="text">
      <style:text-properties fo:font-size="12pt" fo:language="en" fo:country="US" officeooo:rsid="001f13e9" style:font-size-asian="12pt" style:font-size-complex="12pt"/>
    </style:style>
    <style:style style:name="T4" style:family="text">
      <style:text-properties fo:font-size="12pt" fo:language="en" fo:country="US" officeooo:rsid="001fd03d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Ontwikkelingsomgeving</text:p>
      <text:p text:style-name="P2"/>
      <text:p text:style-name="P1">Systeem: Windows 10</text:p>
      <text:p text:style-name="P1"/>
      <text:p text:style-name="P1"><text:span text:style-name="T1">Software</text:span>: Unity Hub</text:p>
      <text:p text:style-name="P1"/>
      <text:p text:style-name="P1">Programmeer taal: C#</text:p>
      <text:p text:style-name="P1"/>
      <text:p text:style-name="P1"><text:span text:style-name="T1">Editor</text:span>: Visual Studio Code</text:p>
      <text:p text:style-name="P1"/>
      <text:p text:style-name="P3">Opslag omgeving: Github repository</text:p>
      <text:p text:style-name="P3"/>
      <text:p text:style-name="P4"><text:span text:style-name="T3">Libere office: </text:span><text:span text:style-name="T4">logs</text:span><text:span text:style-name="T2"> bijhoude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6T09:27:22.988000000</meta:creation-date>
    <dc:date>2023-01-19T23:27:31.634000000</dc:date>
    <meta:editing-duration>PT5H30M48S</meta:editing-duration>
    <meta:editing-cycles>5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7" meta:word-count="22" meta:character-count="168" meta:non-whitespace-character-count="153"/>
  </office:meta>
</office:document-meta>
</file>